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41000000925C953B9484F89F70.png" manifest:media-type="image/png"/>
  <manifest:file-entry manifest:full-path="Pictures/100D79B800008AF800000F0B8EA7FF50B429C6AF.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 svg:font-family="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7.62cm" style:type="center"/>
          <style:tab-stop style:position="15.24cm" style:type="right"/>
        </style:tab-stops>
      </style:paragraph-properties>
    </style:style>
    <style:style style:name="P2" style:family="paragraph" style:parent-style-name="Standard">
      <style:text-properties fo:font-weight="normal" style:font-weight-asian="normal"/>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style>
    <style:style style:name="P5" style:family="paragraph" style:parent-style-name="Standard">
      <style:paragraph-properties fo:margin-left="-1.27cm" fo:margin-right="-1.27cm" fo:text-indent="0cm" style:auto-text-indent="false"/>
    </style:style>
    <style:style style:name="P6" style:family="paragraph" style:parent-style-name="Standard">
      <style:paragraph-properties fo:margin-left="-1.27cm" fo:margin-right="-1.27cm" fo:text-indent="0cm" style:auto-text-indent="false"/>
      <style:text-properties fo:font-size="11pt" style:font-size-asian="11pt"/>
    </style:style>
    <style:style style:name="P7" style:family="paragraph" style:parent-style-name="Standard">
      <style:paragraph-properties fo:margin-left="-1.27cm" fo:margin-right="-1.27cm" fo:text-indent="0cm" style:auto-text-indent="false"/>
      <style:text-properties fo:font-size="11pt" style:font-size-asian="11pt" style:font-weight-complex="bold"/>
    </style:style>
    <style:style style:name="P8" style:family="paragraph" style:parent-style-name="Standard">
      <style:paragraph-properties fo:margin-left="-1.27cm" fo:margin-right="-1.27cm" fo:text-indent="0cm" style:auto-text-indent="false"/>
      <style:text-properties fo:font-size="11pt" fo:font-weight="bold" style:font-size-asian="11pt" style:font-weight-asian="bold"/>
    </style:style>
    <style:style style:name="P9" style:family="paragraph" style:parent-style-name="Standard">
      <style:paragraph-properties fo:margin-left="-1.27cm" fo:margin-right="-1.27cm" fo:text-indent="0cm" style:auto-text-indent="false"/>
      <style:text-properties fo:font-size="11pt" fo:font-weight="bold" style:font-size-asian="11pt" style:font-weight-asian="bold" style:font-weight-complex="bold"/>
    </style:style>
    <style:style style:name="P10" style:family="paragraph" style:parent-style-name="Standard">
      <style:paragraph-properties fo:margin-left="-1.27cm" fo:margin-right="-1.27cm" fo:text-indent="0cm" style:auto-text-indent="false"/>
      <style:text-properties fo:color="#ff0000" fo:font-size="11pt" fo:font-weight="bold" style:font-size-asian="11pt" style:font-weight-asian="bold"/>
    </style:style>
    <style:style style:name="P11" style:family="paragraph" style:parent-style-name="Standard">
      <style:paragraph-properties fo:margin-left="-1.27cm" fo:margin-right="-1.27cm" fo:text-indent="0cm" style:auto-text-indent="false"/>
      <style:text-properties style:use-window-font-color="true"/>
    </style:style>
    <style:style style:name="P12" style:family="paragraph" style:parent-style-name="Standard">
      <style:paragraph-properties fo:margin-left="-1.27cm" fo:margin-right="-1.27cm" fo:text-indent="0cm" style:auto-text-indent="false"/>
      <style:text-properties style:use-window-font-color="true" fo:font-size="11pt" style:font-size-asian="11pt" style:font-weight-complex="bold"/>
    </style:style>
    <style:style style:name="P13" style:family="paragraph" style:parent-style-name="Standard">
      <style:paragraph-properties fo:margin-left="-1.27cm" fo:margin-right="-1.27cm" fo:text-indent="0cm" style:auto-text-indent="false"/>
      <style:text-properties style:use-window-font-color="true" fo:font-size="11pt" fo:font-weight="bold" style:font-size-asian="11pt" style:font-weight-asian="bold"/>
    </style:style>
    <style:style style:name="P14" style:family="paragraph" style:parent-style-name="Standard">
      <style:paragraph-properties fo:margin-left="-1.27cm" fo:margin-right="-1.27cm" fo:text-indent="0cm" style:auto-text-indent="false"/>
      <style:text-properties style:use-window-font-color="true" officeooo:paragraph-rsid="000c581d"/>
    </style:style>
    <style:style style:name="P15" style:family="paragraph" style:parent-style-name="Standard">
      <style:paragraph-properties fo:margin-left="-1.27cm" fo:margin-right="-1.27cm" fo:text-indent="0cm" style:auto-text-indent="false"/>
      <style:text-properties officeooo:paragraph-rsid="0004e4db"/>
    </style:style>
    <style:style style:name="P16" style:family="paragraph" style:parent-style-name="Standard">
      <style:paragraph-properties fo:margin-left="-1.27cm" fo:margin-right="-1.27cm" fo:text-indent="0cm" style:auto-text-indent="false"/>
      <style:text-properties officeooo:paragraph-rsid="0008abad"/>
    </style:style>
    <style:style style:name="P17" style:family="paragraph" style:parent-style-name="Standard">
      <style:paragraph-properties fo:margin-left="0cm" fo:margin-right="-1.27cm" fo:text-indent="0cm" style:auto-text-indent="false"/>
      <style:text-properties fo:font-size="11pt" style:font-size-asian="11pt"/>
    </style:style>
    <style:style style:name="P18" style:family="paragraph" style:parent-style-name="Standard">
      <style:paragraph-properties fo:margin-left="0cm" fo:margin-right="-1.27cm" fo:text-indent="0cm" style:auto-text-indent="false"/>
      <style:text-properties fo:font-size="11pt" style:font-size-asian="11pt" style:font-weight-complex="bold"/>
    </style:style>
    <style:style style:name="P19" style:family="paragraph" style:parent-style-name="Standard">
      <style:paragraph-properties fo:margin-left="0cm" fo:margin-right="-1.27cm" fo:text-indent="0cm" style:auto-text-indent="false"/>
      <style:text-properties fo:font-size="11pt" fo:font-weight="bold" style:font-size-asian="11pt" style:font-weight-asian="bold"/>
    </style:style>
    <style:style style:name="P20" style:family="paragraph" style:parent-style-name="Standard">
      <style:paragraph-properties fo:margin-left="-1.27cm" fo:margin-right="0cm" fo:text-indent="0cm" style:auto-text-indent="false"/>
      <style:text-properties fo:font-size="11pt" style:font-size-asian="11pt"/>
    </style:style>
    <style:style style:name="P21" style:family="paragraph" style:parent-style-name="Standard" style:master-page-name="Standard">
      <style:paragraph-properties fo:margin-left="-1.27cm" fo:margin-right="-1.27cm" fo:text-indent="0cm" style:auto-text-indent="false" style:page-number="auto"/>
      <style:text-properties fo:font-weight="normal" style:font-weight-asian="normal"/>
    </style:style>
    <style:style style:name="P22" style:family="paragraph" style:parent-style-name="Standard">
      <style:paragraph-properties fo:margin-left="-1.27cm" fo:margin-right="-1.27cm" fo:text-indent="0cm" style:auto-text-indent="false"/>
      <style:text-properties fo:font-size="11pt" style:font-size-asian="11pt"/>
    </style:style>
    <style:style style:name="P23" style:family="paragraph" style:parent-style-name="Standard">
      <style:paragraph-properties fo:margin-left="-1.27cm" fo:margin-right="-1.27cm" fo:text-indent="0cm" style:auto-text-indent="false"/>
      <style:text-properties fo:font-size="11pt" style:font-size-asian="11pt" style:font-weight-complex="bold"/>
    </style:style>
    <style:style style:name="P24" style:family="paragraph" style:parent-style-name="Standard">
      <style:paragraph-properties fo:margin-left="-1.27cm" fo:margin-right="-1.27cm" fo:text-indent="0cm" style:auto-text-indent="false"/>
      <style:text-properties fo:font-size="11pt" officeooo:rsid="0004e4db" officeooo:paragraph-rsid="0004e4db" style:font-size-asian="11pt" style:font-weight-complex="bold"/>
    </style:style>
    <style:style style:name="P25" style:family="paragraph" style:parent-style-name="Standard">
      <style:paragraph-properties fo:margin-left="-1.27cm" fo:margin-right="-1.27cm" fo:text-indent="0cm" style:auto-text-indent="false"/>
      <style:text-properties fo:font-size="11pt" officeooo:rsid="0008abad" officeooo:paragraph-rsid="0008abad" style:font-size-asian="11pt" style:font-weight-complex="bold"/>
    </style:style>
    <style:style style:name="P26" style:family="paragraph" style:parent-style-name="Standard">
      <style:paragraph-properties fo:margin-left="-1.27cm" fo:margin-right="-1.27cm" fo:text-indent="0cm" style:auto-text-indent="false"/>
      <style:text-properties fo:font-size="11pt" officeooo:paragraph-rsid="0008abad" style:font-size-asian="11pt" style:font-weight-complex="bold"/>
    </style:style>
    <style:style style:name="P27" style:family="paragraph" style:parent-style-name="Standard">
      <style:paragraph-properties fo:margin-left="-1.27cm" fo:margin-right="-1.27cm" fo:text-indent="0cm" style:auto-text-indent="false"/>
      <style:text-properties fo:font-size="11pt" officeooo:rsid="000a9251" officeooo:paragraph-rsid="000a9251" style:font-size-asian="11pt" style:font-weight-complex="bold"/>
    </style:style>
    <style:style style:name="P28" style:family="paragraph" style:parent-style-name="Standard">
      <style:paragraph-properties fo:margin-left="-1.27cm" fo:margin-right="-1.27cm" fo:text-indent="0cm" style:auto-text-indent="false"/>
      <style:text-properties fo:font-size="11pt" fo:font-weight="bold" style:font-size-asian="11pt" style:font-weight-asian="bold"/>
    </style:style>
    <style:style style:name="P29" style:family="paragraph" style:parent-style-name="Standard">
      <style:paragraph-properties fo:margin-left="-1.27cm" fo:margin-right="-1.27cm" fo:text-indent="0cm" style:auto-text-indent="false"/>
      <style:text-properties fo:color="#000000"/>
    </style:style>
    <style:style style:name="P30" style:family="paragraph" style:parent-style-name="Standard">
      <style:paragraph-properties fo:margin-left="-1.27cm" fo:margin-right="-1.27cm" fo:text-indent="0cm" style:auto-text-indent="false"/>
      <style:text-properties style:use-window-font-color="true" fo:font-size="11pt" fo:font-weight="bold" style:font-size-asian="11pt" style:font-weight-asian="bold"/>
    </style:style>
    <style:style style:name="P31" style:family="paragraph" style:parent-style-name="Standard">
      <style:paragraph-properties fo:margin-left="-1.27cm" fo:margin-right="-1.27cm" fo:text-indent="0cm" style:auto-text-indent="false"/>
      <style:text-properties style:use-window-font-color="true" fo:font-size="11pt" fo:font-weight="normal" style:font-size-asian="11pt" style:font-weight-asian="normal" style:font-weight-complex="normal"/>
    </style:style>
    <style:style style:name="P32" style:family="paragraph" style:parent-style-name="Standard">
      <style:paragraph-properties fo:margin-left="-1.27cm" fo:margin-right="-1.27cm" fo:text-indent="0cm" style:auto-text-indent="false"/>
      <style:text-properties style:use-window-font-color="true" fo:font-size="11pt" fo:font-weight="normal" officeooo:rsid="000c581d" officeooo:paragraph-rsid="000c581d" style:font-size-asian="11pt" style:font-weight-asian="normal" style:font-weight-complex="normal"/>
    </style:style>
    <style:style style:name="P33" style:family="paragraph" style:parent-style-name="Standard">
      <style:paragraph-properties fo:margin-left="-1.27cm" fo:margin-right="-1.27cm" fo:text-indent="0cm" style:auto-text-indent="false"/>
      <style:text-properties style:use-window-font-color="true" fo:font-size="11pt" fo:font-weight="normal" officeooo:paragraph-rsid="000c581d" style:font-size-asian="11pt" style:font-weight-asian="normal" style:font-weight-complex="normal"/>
    </style:style>
    <style:style style:name="P34" style:family="paragraph" style:parent-style-name="Standard">
      <style:paragraph-properties fo:margin-left="-1.27cm" fo:margin-right="-1.27cm" fo:text-indent="0cm" style:auto-text-indent="false"/>
      <style:text-properties style:use-window-font-color="true" fo:font-size="11pt" fo:font-weight="normal" officeooo:rsid="000cd640" officeooo:paragraph-rsid="000cd640" style:font-size-asian="11pt" style:font-weight-asian="normal" style:font-weight-complex="normal"/>
    </style:style>
    <style:style style:name="P35" style:family="paragraph" style:parent-style-name="Standard">
      <style:paragraph-properties fo:text-align="center" style:justify-single-word="false"/>
      <style:text-properties fo:color="#808080" style:font-name="Lucida Calligraphy" fo:font-size="16pt" fo:font-weight="bold" style:font-size-asian="16pt" style:font-weight-asian="bold" style:font-name-complex="Arial1" style:font-size-complex="18pt"/>
    </style:style>
    <style:style style:name="P36" style:family="paragraph" style:parent-style-name="Standard">
      <style:paragraph-properties>
        <style:tab-stops>
          <style:tab-stop style:position="0cm" style:type="center"/>
        </style:tab-stops>
      </style:paragraph-properties>
      <style:text-properties fo:color="#808080" style:font-name="Lucida Calligraphy" fo:font-size="18pt" fo:font-weight="bold" style:font-size-asian="18pt" style:font-weight-asian="bold" style:font-name-complex="Arial1" style:font-size-complex="18pt"/>
    </style:style>
    <style:style style:name="P37" style:family="paragraph" style:parent-style-name="Standard" style:list-style-name="">
      <style:paragraph-properties fo:text-align="center" style:justify-single-word="false"/>
      <style:text-properties style:font-name="Arial" fo:font-size="9pt" style:font-size-asian="9pt" style:font-name-complex="Arial1"/>
    </style:style>
    <style:style style:name="P38" style:family="paragraph" style:parent-style-name="Standard">
      <style:paragraph-properties fo:margin-left="-1.27cm" fo:margin-right="0cm" fo:text-indent="0cm" style:auto-text-indent="false"/>
      <style:text-properties fo:font-size="11pt" fo:font-weight="bold" style:font-size-asian="11pt" style:font-weight-asian="bold" style:font-weight-complex="bold"/>
    </style:style>
    <style:style style:name="P39" style:family="paragraph" style:parent-style-name="Standard">
      <style:paragraph-properties fo:margin-left="-1.27cm" fo:margin-right="0cm" fo:text-indent="0cm" style:auto-text-indent="false"/>
      <style:text-properties fo:font-size="11pt" style:font-size-asian="11pt"/>
    </style:style>
    <style:style style:name="P40" style:family="paragraph">
      <style:paragraph-properties fo:margin-left="0cm" fo:margin-right="0.032cm" fo:text-align="center" fo:text-indent="0cm"/>
    </style:style>
    <style:style style:name="P41" style:family="paragraph">
      <loext:graphic-properties draw:fill="none"/>
      <style:paragraph-properties fo:margin-left="0cm" fo:margin-right="0.032cm" fo:text-align="center" fo:text-indent="0cm"/>
      <style:text-properties fo:font-size="18pt"/>
    </style:style>
    <style:style style:name="T1" style:family="text">
      <style:text-properties fo:font-size="11pt" fo:font-weight="normal" style:font-size-asian="11pt" style:font-weight-asian="normal"/>
    </style:style>
    <style:style style:name="T2" style:family="text">
      <style:text-properties fo:font-size="11pt" fo:font-weight="normal" style:font-size-asian="11pt" style:font-weight-asian="normal" style:font-weight-complex="normal"/>
    </style:style>
    <style:style style:name="T3" style:family="text">
      <style:text-properties fo:font-size="11pt" fo:font-weight="normal" officeooo:rsid="00043b6c" style:font-size-asian="11pt" style:font-weight-asian="normal" style:font-weight-complex="normal"/>
    </style:style>
    <style:style style:name="T4" style:family="text">
      <style:text-properties fo:font-size="11pt" fo:font-weight="normal" officeooo:rsid="000c581d" style:font-size-asian="11pt" style:font-weight-asian="normal" style:font-weight-complex="normal"/>
    </style:style>
    <style:style style:name="T5" style:family="text">
      <style:text-properties fo:font-size="11pt" fo:font-weight="normal" officeooo:rsid="001016fe" style:font-size-asian="11pt" style:font-weight-asian="normal" style:font-weight-complex="normal"/>
    </style:style>
    <style:style style:name="T6" style:family="text">
      <style:text-properties fo:font-size="11pt" style:font-size-asian="11pt" style:font-weight-complex="bold"/>
    </style:style>
    <style:style style:name="T7" style:family="text">
      <style:text-properties fo:font-size="11pt" officeooo:rsid="0000ced2" style:font-size-asian="11pt" style:font-weight-complex="bold"/>
    </style:style>
    <style:style style:name="T8" style:family="text">
      <style:text-properties fo:font-size="11pt" officeooo:rsid="00031033" style:font-size-asian="11pt" style:font-weight-complex="bold"/>
    </style:style>
    <style:style style:name="T9" style:family="text">
      <style:text-properties fo:font-size="11pt" officeooo:rsid="0004e4db" style:font-size-asian="11pt" style:font-weight-complex="bold"/>
    </style:style>
    <style:style style:name="T10" style:family="text">
      <style:text-properties fo:font-size="11pt" officeooo:rsid="0005f635" style:font-size-asian="11pt" style:font-weight-complex="bold"/>
    </style:style>
    <style:style style:name="T11" style:family="text">
      <style:text-properties fo:font-size="11pt" officeooo:rsid="0008abad" style:font-size-asian="11pt" style:font-weight-complex="bold"/>
    </style:style>
    <style:style style:name="T12" style:family="text">
      <style:text-properties fo:font-size="11pt" officeooo:rsid="000cd640" style:font-size-asian="11pt" style:font-weight-complex="bold"/>
    </style:style>
    <style:style style:name="T13" style:family="text">
      <style:text-properties fo:font-size="11pt" officeooo:rsid="000ebda2" style:font-size-asian="11pt" style:font-weight-complex="bold"/>
    </style:style>
    <style:style style:name="T14" style:family="text">
      <style:text-properties fo:font-size="11pt" officeooo:rsid="0005f635" style:font-size-asian="11pt" style:font-size-complex="12pt" style:font-weight-complex="bold"/>
    </style:style>
    <style:style style:name="T15" style:family="text">
      <style:text-properties fo:font-size="11pt" officeooo:rsid="0008abad" style:font-size-asian="11pt" style:font-size-complex="12pt" style:font-weight-complex="bold"/>
    </style:style>
    <style:style style:name="T16" style:family="text">
      <style:text-properties fo:font-size="11pt" officeooo:rsid="000cd640" style:font-size-asian="11pt" style:font-size-complex="12pt" style:font-weight-complex="bold"/>
    </style:style>
    <style:style style:name="T17" style:family="text">
      <style:text-properties fo:font-size="11pt" officeooo:rsid="000ebda2" style:font-size-asian="11pt" style:font-size-complex="12pt" style:font-weight-complex="bold"/>
    </style:style>
    <style:style style:name="T18" style:family="text">
      <style:text-properties fo:font-size="11pt" officeooo:rsid="000f95b1" style:font-size-asian="11pt" style:font-size-complex="12pt" style:font-weight-complex="bold"/>
    </style:style>
    <style:style style:name="T19" style:family="text">
      <style:text-properties fo:font-size="11pt" fo:font-weight="bold" style:font-size-asian="11pt" style:font-weight-asian="bold"/>
    </style:style>
    <style:style style:name="T20" style:family="text">
      <style:text-properties style:text-position="super 58%" fo:font-size="11pt" fo:font-weight="bold" style:font-size-asian="11pt" style:font-weight-asian="bold"/>
    </style:style>
    <style:style style:name="T21" style:family="text">
      <style:text-properties style:use-window-font-color="true" fo:font-size="11pt" fo:font-weight="bold" style:font-size-asian="11pt" style:font-weight-asian="bold"/>
    </style:style>
    <style:style style:name="T22" style:family="text">
      <style:text-properties fo:font-size="8pt"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4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005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Strong"/></text:p>
      <text:p text:style-name="P3"><draw:frame draw:style-name="fr1" draw:name="Picture 1" text:anchor-type="as-char" svg:width="14.952cm" svg:height="1.127cm" draw:z-index="0"><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35"><draw:custom-shape text:anchor-type="paragraph" style:rel-height="20%" draw:z-index="1" draw:name="Text Box 2" draw:style-name="gr1" draw:text-style-name="P41" svg:width="10.252cm" svg:height="0.909cm" svg:x="2.455cm" svg:y="0.843cm"><text:p text:style-name="P40"><text:span text:style-name="T22">800 Commissioners Rd East • London, Ontario • N6A 5W9 • Canada</text:span></text:p><text:p text:style-name="P40"><text:span text:style-name="T22">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vision of Emergency Medicine</text:p>
      <text:p text:style-name="P36"><text:tab/><text:tab/></text:p>
      <text:h text:style-name="P37" text:outline-level="1"/>
      <text:p text:style-name="P2"><text:span text:style-name="Strong"/></text:p>
      <text:p text:style-name="P5"><text:span text:style-name="Strong"><text:span text:style-name="T1">Nicola Geoghegan-Morphet</text:span></text:span></text:p>
      <text:p text:style-name="P6">Office of Research Ethics</text:p>
      <text:p text:style-name="P6">Room 4180 Support Services Building 1393 Western Road</text:p>
      <text:p text:style-name="P6">Western University</text:p>
      <text:p text:style-name="P6"/>
      <text:p text:style-name="P29">We thank the HSREB for the comments made regarding submission 115775 “Reduced- aerosolizing BiPAP for patients in environment at risk for COVID-19”. Below are the revisions that the board has asked for.</text:p>
      <text:p text:style-name="P6"/>
      <text:p text:style-name="P8">Item 1: Q 1.4- Please ensure that MC’s role is reflected in this application. If the role is to facilitate REB approval remotely for a limited period as she is now in Calgary, this should be reflected in WREM, which is ultimately what is approved. <text:s/></text:p>
      <text:p text:style-name="P8"/>
      <text:p text:style-name="P5"><text:span text:style-name="T19">Response: </text:span><text:span text:style-name="T6">This has been updated and states: Research Coordinator - remotely assisting with expedited research approval. After approval is received, Melanie Columbus will have no formal role in the project.</text:span></text:p>
      <text:p text:style-name="P8"/>
      <text:p text:style-name="P13">Item 2: a) Q 1.10/2.21- While it is understood that Dr. Loubani has no monetary conflict of interest, the Board nonetheless recognizing a conceptual COI and recommends he rescue himself from the analysis or at the very least has third party input performed in the analysis. </text:p>
      <text:p text:style-name="P12"/>
      <text:p text:style-name="P5"><text:span text:style-name="T21">Response: </text:span><text:span text:style-name="T8">The following has been added to 1.10/2.21: “As there is a real or perceived conflict of interest, Dr. Tarek Loubani will not be involved in any data analysis.”</text:span></text:p>
      <text:p text:style-name="P7"/>
      <text:p text:style-name="P8">b) Please clarify how and at what timepoints (via export of continuous machine data? As per personal communication with P. Jones) leak/physical seal of mask will be measured. </text:p>
      <text:p text:style-name="P7"/>
      <text:p text:style-name="P5"><text:span text:style-name="T19">Response:</text:span><text:span text:style-name="T2"> </text:span><text:span text:style-name="T3">The following has been added to 1.10/2.21: “</text:span><text:span text:style-name="T2">Data from the BiPAP machine (IPAP, EPAP, L/min of leak) are collected nearly continuously (every 3-10 seconds depending on machine) on the ResMED 150 or similar machine. An alarm will sound on the machine if leak volume exceeds standard of care. The leak volume will be reviewed with data analysis after the duration of BiPAP or at 24 hours. Data will be transferred from this machine to a local computer for entry into the above database.”</text:span></text:p>
      <text:p text:style-name="P8"/>
      <text:p text:style-name="P8">Item 3: Q2.10- As per preliminary recommendations, there are procedures in this RCT that are not routine and these need to be reflected in WREM. There are most certainly procedures to be carried out that are not usual care as this is an RCT with an experimental device. Randomization, how will efficacy of ventilation support be measured (only chart review data?), how will aerosolization be measured (Q2.24 mentions more frequent assessment of the seal)? Are participants enrolled in the study for the entirety of their BiPAP usage or for how long? Please ensure an explanation of everything the participant will experience is reflected in WREM. </text:p>
      <text:p text:style-name="P8"/>
      <text:p text:style-name="P5"><text:span text:style-name="T19">Response: </text:span><text:span text:style-name="T6">This section has been changed to “yes” </text:span><text:span text:style-name="T10">and changes are reflected below.</text:span><text:span text:style-name="T6"> </text:span><text:span text:style-name="T10">N</text:span><text:span text:style-name="T6">o additional testing, diagnostics, or change in standard of care </text:span><text:span text:style-name="T10">other than mask type </text:span><text:span text:style-name="T6">will occur.</text:span></text:p>
      <text:p text:style-name="P7"/>
      <text:p text:style-name="P7">The following statement has been added to section 2.10:</text:p>
      <text:p text:style-name="P7"/>
      <text:p text:style-name="P15"><text:soft-page-break/><text:span text:style-name="T6">“When a patient is deemed by the MRP to require noninvasive ventilation, the patient will be </text:span><text:span text:style-name="T9">consented and then </text:span><text:span text:style-name="T6">randomized into the control or experimental group. </text:span><text:span text:style-name="T9">Randomization will be done through a random number generator and recorded in study envelopes that must be selected sequentially.</text:span></text:p>
      <text:p text:style-name="P24"/>
      <text:p text:style-name="P15"><text:span text:style-name="T6">If the patient is randomized into the experimental group, consent will be obtained </text:span><text:span text:style-name="T14">from</text:span><text:span text:style-name="T6"> the patient or the SDM as soon as possible. In cases where the patient's medical condition requires rapid intervention with BiPAP, delayed consent will be obtained within 48 hours. </text:span><text:span text:style-name="T10">Other than the mask type, n</text:span><text:span text:style-name="T6">o additional procedures, diagnostics, or testing will need to be completed outside of standard of care for this study.” </text:span></text:p>
      <text:p text:style-name="P7"/>
      <text:p text:style-name="P7">Where are the study assessments being conducted? </text:p>
      <text:p text:style-name="P7"/>
      <text:p text:style-name="P5"><text:span text:style-name="T6">“Study assessments are conducted at LHSC </text:span><text:span text:style-name="T7">in </text:span><text:span text:style-name="T6">both </text:span><text:span text:style-name="T7">the </text:span><text:span text:style-name="T6">UH and VH </text:span><text:span text:style-name="T7">campuses</text:span><text:span text:style-name="T6">. Patients on noninvasive ventilation are closely monitored in both the ER and ICU. In some circumstances, patients may be in a level 2 bed with continuous monitoring. This is standard of care for any patient on non-invasive ventilation.”</text:span></text:p>
      <text:p text:style-name="P7"/>
      <text:p text:style-name="P7">Describe any additional time commitments participants are required to take as part of study procedures.</text:p>
      <text:p text:style-name="P7"/>
      <text:p text:style-name="P7">“The patient and/or SDM will be required to read over and sign the consent form if they are consenting to participate in the study. Depending on circumstances this could be in real time or this may be a delayed consent process within 48 hours. Obtaining this consent will not require additional time outside of hospital stay.” </text:p>
      <text:p text:style-name="P7"/>
      <text:p text:style-name="P7"/>
      <text:p text:style-name="P5"><text:span text:style-name="T6">Efficacy of ventilation support will be measured and monitored based on </text:span><text:span text:style-name="T10">LHSC’s </text:span><text:span text:style-name="T6">standard of care </text:span><text:span text:style-name="T10">for</text:span><text:span text:style-name="T6"> non-invasive ventilation. The patient will be in a monitored setting (ER, ICU, and level 2 beds) with continuous cardiac and oxygen saturation monitoring. <text:s/>The patient will be closely followed by a Registered Nurse, Respiratory Therapist, and the MRP </text:span><text:span text:style-name="T10">in collaboration with the study team</text:span><text:span text:style-name="T6">.</text:span></text:p>
      <text:p text:style-name="P7"/>
      <text:p text:style-name="P7">Participants will be enrolled in the study for up to 24 hours of their BiPAP treatment after entering the study.</text:p>
      <text:p text:style-name="P7"/>
      <text:p text:style-name="P7"/>
      <text:p text:style-name="P8">Q2.24 has been changed to state the following to address monitoring:</text:p>
      <text:p text:style-name="P7"/>
      <text:p text:style-name="P7">“The primary objective of this study is to assess if the mask device leaks when attached to a patient's face in real-world use.</text:p>
      <text:p text:style-name="P7"/>
      <text:p text:style-name="P7">This outcome will be measured in two ways:</text:p>
      <text:p text:style-name="P7"/>
      <text:p text:style-name="P7">1. Through continuous recording of data from the ventilator (approximately every 3-10 seconds) of leak volume (L/min). This measurement is a normal output of modern ventilators.</text:p>
      <text:p text:style-name="P7"/>
      <text:p text:style-name="P7">2. Through interval checks of the seal by a respiratory therapist (RT), registered nurse (RN), or the most responsible physician (MRP).</text:p>
      <text:p text:style-name="P7"/>
      <text:p text:style-name="P7">The patient will be in a monitored care setting (as per standard of care for non-invasive ventilation) and will be monitored by a RN, RT, and the MRP in collaboration with the study team.</text:p>
      <text:p text:style-name="P7"/>
      <text:p text:style-name="P7">Monitoring will not deviate from the standard of care, as seal checks are routinely conducted and leak volumes are routinely displayed. The only change is that the data each machine collects will not be deleted, but will be exported for use in this study.</text:p>
      <text:p text:style-name="P7"/>
      <text:p text:style-name="P7">Participants will be enrolled in the study for up to 24 hours of their BiPAP treatment after entering the study.”</text:p>
      <text:p text:style-name="P8"/>
      <text:p text:style-name="P8"/>
      <text:p text:style-name="P8">Item 4: Q2.16 The LibreOffice database would be a technology to acknowledge here. Please explain its use in WREM. </text:p>
      <text:p text:style-name="P8"/>
      <text:p text:style-name="P5"><text:soft-page-break/><text:span text:style-name="T19">Response: </text:span><text:span text:style-name="T6">The following has been added to section 2.16: </text:span></text:p>
      <text:p text:style-name="P8"/>
      <text:p text:style-name="P5"><text:span text:style-name="T6">“Data will be entered directly into a study-specific LibreOffice database (The Document Foundation, Berlin, Germany). All data analyses will be performed using R (R Foundation, Vienna, Austria). </text:span><text:span text:style-name="T19">All identifying patient data will be kept separate from study data.</text:span><text:span text:style-name="T6"> LibreOffice and R are two pieces of Open Source software that will be run locally on study computers and store all data to the LHSC P: drive. A LibreOffice database is stored in an ODS (Open Document Spreadsheet) file. It is a storage format akin to Microsoft Excel's XLSX format. </text:span><text:span text:style-name="T7">LibreOffice Calc is the software used to create the database, and is an Open Source Software (OSS) equivalent of Microsoft Excel.</text:span><text:span text:style-name="T6">”</text:span></text:p>
      <text:p text:style-name="P8"/>
      <text:p text:style-name="P8"/>
      <text:p text:style-name="P8">Item 5: Q3.70 Please insert your registration #NCT04344925 into WREM </text:p>
      <text:p text:style-name="P8"/>
      <text:p text:style-name="P5"><text:span text:style-name="T19">Response: </text:span><text:span text:style-name="T6">This has been updated in WREM </text:span></text:p>
      <text:p text:style-name="P7"/>
      <text:p text:style-name="P7"/>
      <text:p text:style-name="P8"/>
      <text:p text:style-name="P8">Item 6: Please confirm ongoing institutional approval of not seeking an ITA. The development, manufacture, and testing of the device would not seem to be being conducted within a single corporate entity. Glia and Dr. Loubani may be one and the same but LHSC and Glia and LHSC and GD along with other partners are NOT the same.</text:p>
      <text:p text:style-name="P8"/>
      <text:p text:style-name="P16"><text:span text:style-name="T19">Response: </text:span><text:span text:style-name="T6"><text:s/>As per </text:span><text:span text:style-name="T11">communication with </text:span><text:span text:style-name="T6">Health Canada for </text:span><text:span text:style-name="T15">our</text:span><text:span text:style-name="T6"> </text:span><text:span text:style-name="T11">group’s </text:span><text:span text:style-name="T6">previous studies (</text:span><text:span text:style-name="T15">P</text:span><text:span text:style-name="T6">ulse ox</text:span><text:span text:style-name="T11">imeter</text:span><text:span text:style-name="T6">, 12-lead ECG), an ITA has not been required for a single site study. Dr. Loubani </text:span><text:span text:style-name="T11">is both the founder of </text:span><text:span text:style-name="T6">Glia </text:span><text:span text:style-name="T11">and a clinician-scientist at LHSC whose LHSC-based research laboratory is dedicated to medical devices. As such, devices made by Dr. Loubani can be considered to be manufactured solely at LHSC or jointly between LHSC and Glia, allowing the ITA exemption</text:span><text:span text:style-name="T6">. </text:span><text:span text:style-name="T11">To further clarify this, devices could be assembled by Dr. Loubani on site at LHSC from components provided and under the guidance of Glia as part of his remit within the Division of Emergency Medicine’s research program. Dr. Loubani is heavily involved in the direct manufacture of devices within Glia, including 3D printing, assembly, testing and quality assurance.</text:span></text:p>
      <text:p text:style-name="P25"/>
      <text:p text:style-name="P16"><text:span text:style-name="T6">General Dynamics has provided in kind-support </text:span><text:span text:style-name="T11">in the design and parts acquisition </text:span><text:span text:style-name="T6">of the project but is not the manufacturer of the experimental mask </text:span><text:span text:style-name="T11">by any definition</text:span><text:span text:style-name="T6">.</text:span></text:p>
      <text:p text:style-name="P26"/>
      <text:p text:style-name="P27">This definition has been accepted by the Division of Emergency Medicine, London Health Sciences Centre and Lawson Health Research Institute, all of whom have agreed to this project’s ITA-exempt status.</text:p>
      <text:p text:style-name="P8"/>
      <text:p text:style-name="P8"/>
      <text:p text:style-name="P8">Item 7: Q11.3/11.5- It would seem that there still needs to be some acknowledgement of risks in both WREM and LOI as discussed in response document </text:p>
      <text:p text:style-name="P8"/>
      <text:p text:style-name="P14"><text:span text:style-name="T19">Response: </text:span><text:span text:style-name="T4">The following has been added to section 11.3:</text:span></text:p>
      <text:p text:style-name="P32"/>
      <text:p text:style-name="P14"><text:span text:style-name="T4">“</text:span><text:span text:style-name="T2">The patient's time will be utilized in the initiation of the study. The experimental mask's comfort is not yet known and it may be less comfortable than the control mask. Registered Nurses and Respiratory Therapists may be convinced by the efficacy of the device before data is available and may take less personal protective measures with patients who have the experimental mask, as it cannot be blinded.</text:span></text:p>
      <text:p text:style-name="P31"/>
      <text:p text:style-name="P33">There will be no delay in initiation of non-invasive ventilation and no additional blood tests, physical exam procedures or activities undergone solely for research purposes. All tests, procedures and activities would be conducted by health care staff for the patient as part of the standards of care for all patients with non-invasive ventilation.</text:p>
      <text:p text:style-name="P33"/>
      <text:p text:style-name="P33">As per any research project there is always a risk of a breach of privacy.”</text:p>
      <text:p text:style-name="P33"/>
      <text:p text:style-name="P34">Section 11.5 has been updated as follows:</text:p>
      <text:p text:style-name="P34"><text:soft-page-break/></text:p>
      <text:p text:style-name="P34">“Regarding the experimental mask's comfort, patients are assessed for mask fit and tolerance on a 5-point scale as well as for any skin breakdown based on the Braden scale. Analysis by the DSMB would reveal if either arm is causing disproportionate harm to patients.</text:p>
      <text:p text:style-name="P34"/>
      <text:p text:style-name="P34">Regarding any potential placebo effect of the mask resulting in health care workers taking less personal protective measures, personnel are notified by researchers through direct communication when initiating the study that the safety of the experimental mask is unknown and that all personnel should proceed as per usual practice for personal protective equipment.</text:p>
      <text:p text:style-name="P34"/>
      <text:p text:style-name="P34">As per any research project there is always a risk of a breach of privacy. All institutional policies will be followed in order to mitigate this risk”</text:p>
      <text:p text:style-name="P13"/>
      <text:p text:style-name="P5"><text:span text:style-name="T19">11.1: </text:span><text:span text:style-name="T6">This has been changed to “There are no direct benefits to the participant themselves” as per last week’s adjustments to the LOI. </text:span><text:span text:style-name="T12">An updated LOI reflecting the above and previous </text:span><text:span text:style-name="T16">changes</text:span><text:span text:style-name="T12"> has been uploaded.</text:span></text:p>
      <text:p text:style-name="P8"/>
      <text:p text:style-name="P8"/>
      <text:p text:style-name="P5"><text:span text:style-name="T19">Item 8: Please update with the DSMB members who have no conflicts as proposed on APRIL 17</text:span><text:span text:style-name="T20">th</text:span><text:span text:style-name="T19"> via correspondence:</text:span></text:p>
      <text:p text:style-name="P8"/>
      <text:p text:style-name="P5"><text:span text:style-name="T19">Response: </text:span><text:span text:style-name="T6">This has been updated and the question “is the DSMB/DSMB independent of the sponsor” the answer has changed from no to yes. </text:span></text:p>
      <text:p text:style-name="P7"/>
      <text:p text:style-name="P7">The data and safety monitoring board will review blinded date to ascertain that the study protocol is sound and that the device is functioning as anticipated. The board will analyze data with a focus on leak data to assess if the experimental model has an increased risk of transmitting infection.</text:p>
      <text:p text:style-name="P7"/>
      <text:p text:style-name="P7">The board will consist of the following members: </text:p>
      <text:p text:style-name="P7"/>
      <text:p text:style-name="P7">1) Shelley McLeod, BSc, MS, PhD (Candidate) is an assistant professor in the University of Toronto. She is a Clinical Epidemiologist and the Director of Research at the Schwartz/Reisman Emergency Medicine Institute (SREMI) at Mount Sinai Hospital in Toronto, Ontario. She has over 15 years of experience working in emergency medicine with expertise in clinical research methodology and biostatistics, protocol development and analysis planning strategies. She has published 50 papers on a variety of emergency medicine topics.</text:p>
      <text:p text:style-name="P7"/>
      <text:p text:style-name="P7">2) Dr. Marco Sivilotti MSc, MD, FRCPC, FACMT, is a Professor at Queen's University. He is board-certified in emergency medicine and in medical toxicology. He also serves as medical consultant for the Ontario Poison Centre at the Hospital for Sick Children in Toronto. Dr. Sivilotti’s research focuses on risk prediction following acetaminophen overdose, treatment of toxic alcohol poisoning, drug selection during procedural sedation and emergency rapid sequence intubation, bedside ultrasound, and clinical decision rules for cerebrovascular diseases including subarachnoid hemorrhage and stroke.</text:p>
      <text:p text:style-name="P7"/>
      <text:p text:style-name="P7">3) Dr. Eddy Lang, MDCM, CCFP(EM), CSPQ is the Academic and Clinical Department Head and a Professor in the Department of Emergency Medicine, at the Cumming School of Medicine, University of Calgary. He also holds the position of Senior Researcher with Alberta Health Services. He co-chaired the 2007 Academic Emergency Medicine Consensus Conference on Knowledge Translation which remains an ongoing interest. Dr. Lang is a member of the GRADE working group and has led the development of GRADE-based clinical practice guidelines in pre-hospital care in the US and is currently engages in the same activity with the International Liaison Committee on Resuscitation. Dr. Lang is also an award-winning educator having received recognition at both the university, national and international levels. He also serves as Senior Associate Editor for the Canadian Journal of Emergency Medicine and Associate Editor for ACP Journal Club and the International Journal of Emergency Medicine. He is also writes a quarterly column for the Calgary Herald on Evidence-Based Medicine</text:p>
      <text:p text:style-name="P7"/>
      <text:p text:style-name="P7">4) Dr. Andrew McRae, MD, PhD, FRCPC, is a clinician-scientist in the Department of Emergency Medicine, with a cross-appointment to the Department of Community Health Sciences. In addition to active research <text:soft-page-break/>interests in emergency department crowding and operations, his primary interest is in health services dimensions of the diagnosis and treatment of cardiovascular emergencies (myocardial infarction, arrhythmias, stroke)</text:p>
      <text:p text:style-name="P18"/>
      <text:p text:style-name="P19"/>
      <text:p text:style-name="P8">Item 9: Q12.11 Please describe the consent process taking into account all of the possible scenarios. Again, the response document does this but it is not reflected in WREM. More detail is also needed. If consented by SDM and they regain capacity, how and when are they re-consented? </text:p>
      <text:p text:style-name="P8"/>
      <text:p text:style-name="P8">IF participant or SDM is approached for delayed consent, what are the practicalities of this? What is a participant dies? What happens to their data/approach of SDM? Is there any use of telephone/verbal SDM consent? As per conditional approval, deferred consent (when required) must be obtained within 48 hours. SDM must be emailed a copy of the LOI when relying on their verbal consent. Verbal consent for study participation must be appropriately documented in the clinical and study record. This needs to be reflected in WREM.</text:p>
      <text:p text:style-name="P8"/>
      <text:p text:style-name="P5"><text:span text:style-name="T19">Response: </text:span><text:span text:style-name="T6">Section 12.11 has been updated with the following:</text:span></text:p>
      <text:p text:style-name="P5"><text:span text:style-name="T6"><text:line-break/>"The PI or a research </text:span><text:span text:style-name="T17">assistant</text:span><text:span text:style-name="T6"> will approach patients at the invitation of a member in the circle of care to discuss the study. Patients will be given as much time as needed to review the LOI and have questions answered before they sign the consent. In situations where the patient is not able to provide consent due to their medical condition or capacity, the PI will obtain consent from the SDM. Due to the current pandemic, visitors are limited and based on the patient condition, delayed consent may need to be obtained if SDM is not immediately available and patient is not able to provide consent. Delayed consent will be obtained from the SDM within 48 hours. If the SDM is not present in person, delayed consent will consist of a phone call to the SDM by the PI, research coordinator, or research </text:span><text:span text:style-name="T18">assistant</text:span><text:span text:style-name="T6">. A copy of the LOI and consent will be emailed to the SDM and time will be provided for the SDM to review and ask any questions. If the SDM declines consent for the patient and they are currently randomized to the experimental mask, the patient will be switched over to the standard BiPAP mask and data obtained will be safely discarded. If the patient regains capacity, the PI, research coordinator, or research assistant will review consent with the patient. If the patient declines consent, data will be discarded. </text:span></text:p>
      <text:p text:style-name="P7">If the patient expires due to their medical condition prior to delayed consent being obtained by the SDM, the consent and LOI will be reviewed as soon as possible at an appropriate time with the SDM. If the SDM declines delayed consent the data obtained from the patient will be discarded.” </text:p>
      <text:p text:style-name="P19"/>
      <text:p text:style-name="P5"><text:span text:style-name="T19">Item 10: Q12.13 Please upload most up to date (April 17</text:span><text:span text:style-name="T20">th</text:span><text:span text:style-name="T19"> evening 20:53hrs) LOI/C to WREM </text:span></text:p>
      <text:p text:style-name="P8"/>
      <text:p text:style-name="P5"><text:span text:style-name="T19">Response: </text:span><text:span text:style-name="T6">Clean and tracked changes document has been updated in WREM </text:span><text:span text:style-name="T13">with some additional changes.</text:span></text:p>
      <text:p text:style-name="P8"/>
      <text:p text:style-name="P8">Item 11: Q12.20 It would not really be appropriate for an SDM to sign in cases of a language barrier. This doesn’t mean that the participant lacks capacity to consent- merely that they need a translator. Please explain. Also, it seems like you WILL encounter these populations and so this answer needs to be changed from “none”. Even if these is delayed consent because of a communication difficulty and emergent issue, consent still needs to be obtained and address these potential challenges unless there are exclusion criteria to the contrary.</text:p>
      <text:p text:style-name="P8"/>
      <text:p text:style-name="P5"><text:span text:style-name="T19">Response: </text:span><text:span text:style-name="T6">We will not be seeking out an SDM in cases of a language barrier. If the participant is medically stable enough to provide informed consent and requires translation, the translator phone will be used. This would be the primary method of translation due to the current pandemic where additional visitors are restricted. </text:span></text:p>
      <text:p text:style-name="P8"/>
      <text:p text:style-name="P7">Section 12.20 has been updated to state: “If there is a language barrier and the patient is stable enough to provide consent, the PI or research assistant will use the translator phone to provide informed consent. If there is a translator in the department or if a member of the study team/health care team is able to translate, this option will be preferred. If the patient medical condition requires rapid intervention, consent will be obtained from the SDM and in certain circumstances, delayed consent.” </text:p>
      <text:p text:style-name="P7"/>
      <text:p text:style-name="P8"/>
      <text:p text:style-name="P10"/>
      <text:p text:style-name="P13"><text:soft-page-break/>Item 12: Q14.3- How will funds be administered if not held at local institution? </text:p>
      <text:p text:style-name="P13"/>
      <text:p text:style-name="P13"/>
      <text:p text:style-name="P11"><text:span text:style-name="T19">Response: </text:span><text:span text:style-name="T5">The PI is providing his time as part of his research obligations as an Associate Professor and Consultant in the Department of Medicine. Research assistants volunteer their time. The Research Coordinator, Ms. Chelsea Darling, receives salary support from Glia. Experimental masks are granted by Glia according to a signed Grant Agreement with Lawson Health Research Institute. No other funds are required for this study.</text:span></text:p>
      <text:p text:style-name="P9"/>
      <text:p text:style-name="P17"/>
      <text:p text:style-name="P6">Hopefully this has addressed your concerns. Please contact me directly should you require any other information.</text:p>
      <text:p text:style-name="P6"/>
      <text:p text:style-name="P6"/>
      <text:p text:style-name="P6">All the best,</text:p>
      <text:p text:style-name="P4"/>
      <text:p text:style-name="P20"/>
      <text:p text:style-name="P38">Chelsea Darling RN, BScN </text:p>
      <text:p text:style-name="P20">Research Coordinator <text:line-break/>Glia Project </text:p>
      <text:p text:style-name="P20">chelsea.darling@glia.org</text:p>
      <text:p text:style-name="P20"/>
      <text:p text:style-name="P20"><text:line-break/></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 svg:font-family="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vertical-align="baseline"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complex="F" style:font-family-generic-complex="system" style:font-pitch-complex="variable" style:font-size-complex="11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style:style>
    <style:style style:name="Frame_20_contents" style:display-name="Frame contents" style:family="paragraph" style:parent-style-name="Standard" style:class="extra"/>
    <style:style style:name="Default_20_Paragraph_20_Font" style:display-name="Default Paragraph Font" style:family="text"/>
    <style:style style:name="Strong"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63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0.63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page-layout style:name="Mpm1">
      <style:page-layout-properties fo:page-width="21.59cm" fo:page-height="27.94cm" style:num-format="1" style:print-orientation="portrait" fo:margin-top="1.27cm" fo:margin-bottom="0.635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76cm" fo:margin-left="0cm" fo:margin-right="0cm" fo:margin-bottom="0.376cm" style:dynamic-spacing="true"/>
      </style:header-style>
      <style:footer-style/>
    </style:page-layout>
  </office:automatic-styles>
  <office:master-styles>
    <style:master-page style:name="Standard" style:page-layout-name="Mpm1">
      <style:header>
        <text:p text:style-name="MP1">HSREB #: 115775<text:tab/>Dr. Loubani<text:tab/> <text:s text:c="9"/>Version Date: April 21 2020</text:p>
        <text:p text:style-name="Standard"/>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HSC &amp; SJHC</meta:initial-creator>
    <meta:editing-cycles>13</meta:editing-cycles>
    <meta:print-date>2010-10-19T21:01:00</meta:print-date>
    <meta:creation-date>2020-04-21T23:59:00</meta:creation-date>
    <dc:date>2020-04-22T08:37:16.032291610</dc:date>
    <meta:editing-duration>PT5H48M3S</meta:editing-duration>
    <meta:generator>LibreOffice/6.3.5.2$Linux_X86_64 LibreOffice_project/30$Build-2</meta:generator>
    <meta:document-statistic meta:table-count="0" meta:image-count="1" meta:object-count="0" meta:page-count="6" meta:paragraph-count="79" meta:word-count="2985" meta:character-count="18505" meta:non-whitespace-character-count="15555"/>
    <meta:user-defined meta:name="AppVersion">16.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